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paragraph-properties fo:break-before="page" fo:text-align="start" fo:margin-bottom="0.1111in" fo:line-height="107%"/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</office:automatic-styles>
  <office:body>
    <office:text text:use-soft-page-breaks="true">
      <text:p text:style-name="P1">This is<text:s/>a sample text available in page 1</text:p>
      <text:p text:style-name="P2"/>
      <text:p text:style-name="P3">This second part of the text is in Page 2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1388in" fo:line-height="115%"/>
      <style:text-properties fo:font-size="11pt" style:font-size-asian="11pt" style:font-size-complex="11pt" fo:language="en" fo:country="US" style:language-asian="en" style:country-asian="US" style:language-complex="he" style:country-complex="IL" fo:hyphenate="false"/>
    </style:style>
    <style:style style:name="DefaultParagraphFont" style:display-name="Default Paragraph Font" style:family="text"/>
    <style:style style:name="ListParagraphChar" style:display-name="List Paragraph Char" style:family="text">
      <style:text-properties style:font-name="Calibri" style:font-name-asian="Calibri" style:font-name-complex="Times New Roman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-complex="Times New Roman" fo:hyphenate="false"/>
    </style:style>
    <style:style style:name="FigureChar" style:display-name="Figure Char" style:family="text">
      <style:text-properties style:font-name="Calibri" style:font-name-asian="Calibri" style:font-name-complex="Arial"/>
    </style:style>
    <style:style style:name="Figure" style:display-name="Figure" style:family="paragraph" style:parent-style-name="Normal">
      <style:paragraph-properties fo:text-align="center"/>
      <style:text-properties fo:hyphenate="false"/>
    </style:style>
    <style:style style:name="FigureTitleChar" style:display-name="Figure Title Char" style:family="text">
      <style:text-properties style:font-name="Calibri" style:font-name-asian="Calibri" style:font-name-complex="Times New Roman"/>
    </style:style>
    <style:style style:name="FigureTitle" style:display-name="Figure Title" style:family="paragraph" style:parent-style-name="ListParagraph" style:list-style-name="LFO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Tika title</dc:title>
    <dc:description>Comments</dc:description>
    <dc:subject>Test Tika Object</dc:subject>
    <meta:keyword>keyword1</meta:keyword>
    <meta:keyword> keyword2</meta:keyword>
    <meta:initial-creator>David Pilato</meta:initial-creator>
    <dc:creator>David Pilato</dc:creator>
    <meta:creation-date>2016-07-07T08:37:00Z</meta:creation-date>
    <dc:date>2016-07-07T08:37:00Z</dc:date>
    <meta:template xlink:href="Normal.dotm" xlink:type="simple"/>
    <meta:editing-cycles>2</meta:editing-cycles>
    <meta:editing-duration>PT0S</meta:editing-duration>
    <meta:user-defined meta:name="Terminé le" meta:value-type="date">2016-07-06T22:00:00Z</meta:user-defined>
    <meta:document-statistic meta:page-count="1" meta:paragraph-count="1" meta:word-count="12" meta:character-count="86" meta:row-count="1" meta:non-whitespace-character-count="75"/>
  </office:meta>
</office:document-meta>
</file>